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left="2.498cm" fo:margin-right="0cm" fo:text-indent="-1.263cm" style:auto-text-indent="false"/>
    </style:style>
    <style:style style:name="P3" style:family="paragraph" style:parent-style-name="Standard">
      <style:paragraph-properties fo:margin-left="2.498cm" fo:margin-right="0cm" fo:text-indent="-1.263cm" style:auto-text-indent="false"/>
      <style:text-properties officeooo:paragraph-rsid="001b951b"/>
    </style:style>
    <style:style style:name="P4" style:family="paragraph" style:parent-style-name="Standard">
      <style:paragraph-properties fo:margin-left="2.498cm" fo:margin-right="0cm" fo:text-indent="-1.249cm" style:auto-text-indent="false"/>
    </style:style>
    <style:style style:name="P5" style:family="paragraph" style:parent-style-name="Standard">
      <style:paragraph-properties fo:margin-left="0cm" fo:margin-right="0cm" fo:text-indent="1.249cm" style:auto-text-indent="false"/>
    </style:style>
    <style:style style:name="P6" style:family="paragraph" style:parent-style-name="Standard">
      <style:paragraph-properties fo:margin-left="1.235cm" fo:margin-right="0cm" fo:text-indent="0cm" style:auto-text-indent="false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Standard">
      <style:paragraph-properties fo:margin-left="0cm" fo:margin-right="0cm" fo:text-indent="0cm" style:auto-text-indent="false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weight="bold" officeooo:rsid="001b951b" officeooo:paragraph-rsid="001b951b" style:font-weight-asian="bold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weight="bold" officeooo:rsid="001d6f7d" officeooo:paragraph-rsid="001d6f7d" style:font-weight-asian="bold" style:font-weight-complex="bold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weight="bold" officeooo:rsid="001eeadf" officeooo:paragraph-rsid="001eeadf" style:font-weight-asian="bold" style:font-weight-complex="bold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weight="bold" officeooo:rsid="00205d86" officeooo:paragraph-rsid="00205d86" style:font-weight-asian="bold" style:font-weight-complex="bold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weight="bold" officeooo:rsid="0021fd21" officeooo:paragraph-rsid="0021fd21" style:font-weight-asian="bold" style:font-weight-complex="bold"/>
    </style:style>
    <style:style style:name="P14" style:family="paragraph" style:parent-style-name="List_20_Paragraph" style:list-style-name="WWNum1"/>
    <style:style style:name="P15" style:family="paragraph" style:parent-style-name="List_20_Paragraph" style:list-style-name="WWNum2"/>
    <style:style style:name="P16" style:family="paragraph" style:parent-style-name="List_20_Paragraph" style:list-style-name="WWNum4"/>
    <style:style style:name="P17" style:family="paragraph" style:parent-style-name="List_20_Paragraph" style:list-style-name="WWNum8"/>
    <style:style style:name="P18" style:family="paragraph" style:parent-style-name="List_20_Paragraph" style:list-style-name="WWNum10"/>
    <style:style style:name="P19" style:family="paragraph" style:parent-style-name="List_20_Paragraph" style:list-style-name="WWNum11"/>
    <style:style style:name="P20" style:family="paragraph" style:parent-style-name="List_20_Paragraph">
      <style:paragraph-properties fo:margin-left="1.87cm" fo:margin-right="0cm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text-position="super 58%"/>
    </style:style>
    <style:style style:name="T3" style:family="text">
      <style:text-properties officeooo:rsid="001b951b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d6f7d" style:font-weight-asian="normal" style:font-weight-complex="normal"/>
    </style:style>
    <style:style style:name="T6" style:family="text">
      <style:text-properties fo:font-weight="normal" officeooo:rsid="001eeadf" style:font-weight-asian="normal" style:font-weight-complex="normal"/>
    </style:style>
    <style:style style:name="T7" style:family="text">
      <style:text-properties fo:font-weight="normal" officeooo:rsid="00205d86" style:font-weight-asian="normal" style:font-weight-complex="normal"/>
    </style:style>
    <style:style style:name="T8" style:family="text">
      <style:text-properties fo:font-weight="normal" officeooo:rsid="0021fd21" style:font-weight-asian="normal" style:font-weight-complex="normal"/>
    </style:style>
    <style:style style:name="T9" style:family="text">
      <style:text-properties officeooo:rsid="00205d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Inscription</text:span></text:p>
      <text:p text:style-name="P1"/>
      <text:p text:style-name="Standard">Niveau : But utilisateur</text:p>
      <text:p text:style-name="Standard">But : Créer un compte sur le système</text:p>
      <text:p text:style-name="Standard">Acteur principal : Internaute</text:p>
      <text:p text:style-name="Standard"/>
      <text:p text:style-name="Standard"><text:span text:style-name="T9">Scénarios </text:span>: </text:p>
      <text:list xml:id="list8498417478304363559" text:style-name="WWNum1">
        <text:list-item>
          <text:p text:style-name="P14">L’internaute rempli le formulaire en saisissant nom, prénom, adresse mail, mot de passe et sa confirmation, date de naissance, adresse et numéro de téléphone. Il valide le formulaire.</text:p>
        </text:list-item>
        <text:list-item>
          <text:p text:style-name="P14">Le système confirme la bonne réception du formulaire et envoi un mail pour activer le compte.</text:p>
        </text:list-item>
        <text:list-item>
          <text:p text:style-name="P14">L’internaute clique sur le lien d’activation du mail envoyé par le système.</text:p>
        </text:list-item>
        <text:list-item>
          <text:p text:style-name="P14">Le système confirme à l’utilisateur que son compte est bien activé.</text:p>
        </text:list-item>
      </text:list>
      <text:p text:style-name="Standard"/>
      <text:p text:style-name="Standard">Autres <text:span text:style-name="T9">scénarios </text:span>: </text:p>
      <text:p text:style-name="P2">2.a.<text:tab/>L’adresse mail existe déjà dans la base de données.</text:p>
      <text:p text:style-name="P2">2.a.1<text:tab/>Le système demande à ce qu’une autre adresse mail soit rentrée.</text:p>
      <text:p text:style-name="P2">2.b<text:tab/>Le mot de passe rentré ne respecte pas les consignes de sécurité.</text:p>
      <text:p text:style-name="P2">2.b.1<text:tab/>Le système demande à ce qu’un autre mot de passe conforme soit rentré.</text:p>
      <text:p text:style-name="P2">2.c<text:tab/>Le mot de passe de confirmation ne correspond pas avec le mot de passe rentré.</text:p>
      <text:p text:style-name="P2">2.c.1<text:tab/>Le système invite l’internaute à reconfirmer le mot de passe en mettant le même que celui choisi.</text:p>
      <text:p text:style-name="P2">2.d<text:tab/>L’adresse mail n’existe pas.</text:p>
      <text:p text:style-name="P2">2.d.1<text:tab/>Le système demande de rentrer une bonne adresse mail.</text:p>
      <text:p text:style-name="Standard"/>
      <text:p text:style-name="Standard"/>
      <text:p text:style-name="Standard"><text:span text:style-name="T1">Connexion</text:span></text:p>
      <text:p text:style-name="Standard"/>
      <text:p text:style-name="Standard">Niveau : sous-fonction</text:p>
      <text:p text:style-name="Standard">But : authentifier l’internaute auprès du système</text:p>
      <text:p text:style-name="Standard">Acteur principal : Internaute</text:p>
      <text:p text:style-name="Standard"/>
      <text:p text:style-name="Standard"><text:span text:style-name="T9">Scénarios </text:span>: </text:p>
      <text:list xml:id="list657556573725992476" text:style-name="WWNum2">
        <text:list-item>
          <text:p text:style-name="P15">L’internaute saisit son adresse mail avec laquelle il s’est inscrit (login) et son mot de passe, et clique sur « Se connecter ».</text:p>
        </text:list-item>
        <text:list-item>
          <text:p text:style-name="P15">Le système envoie une clef de session, et renvoie l’internaute vers sa page « profil ».</text:p>
        </text:list-item>
      </text:list>
      <text:p text:style-name="Standard"/>
      <text:p text:style-name="Standard">Autre <text:span text:style-name="T9">scénarios </text:span>:</text:p>
      <text:p text:style-name="Standard"><text:tab/>2.a<text:tab/>Le login n’existe pas dans la base de données du système.</text:p>
      <text:p text:style-name="Standard"><text:tab/>2.a.1<text:tab/>Le système envoie un message d’erreur et propose de rediriger l’internaute<text:tab/><text:tab/>vers la page d’inscription.</text:p>
      <text:p text:style-name="Standard"><text:tab/>2.b<text:tab/>Le mot de passe n’est pas correct.</text:p>
      <text:p text:style-name="Standard"><text:tab/>2.b.1<text:tab/>Le système envoie un message d’erreur et propose de rediriger l’internaute<text:tab/><text:tab/>vers la page d’inscription.</text:p>
      <text:p text:style-name="Standard"><text:soft-page-break/><text:span text:style-name="T1">Financer projet</text:span></text:p>
      <text:p text:style-name="Standard"/>
      <text:p text:style-name="Standard">Niveau : But utilisateur</text:p>
      <text:p text:style-name="Standard">But : Investir dans la mission pour devenir sponsor de la mission</text:p>
      <text:p text:style-name="Standard">Acteur principal : Sponsor</text:p>
      <text:p text:style-name="Standard"/>
      <text:p text:style-name="Standard"><text:span text:style-name="T9">Scénarios </text:span>: </text:p>
      <text:list xml:id="list6804572376721794784" text:style-name="WWNum4">
        <text:list-item>
          <text:p text:style-name="P16">Le sponsor rempli un formulaire pour renseigner les coordonnées de l’organisation qu’il représente. </text:p>
        </text:list-item>
        <text:list-item>
          <text:p text:style-name="P16">Le sponsor saisit le montant du financement et clique sur payer.</text:p>
        </text:list-item>
        <text:list-item>
          <text:p text:style-name="P16">Le sponsor renseigne les coordonnées bancaires.</text:p>
        </text:list-item>
        <text:list-item>
          <text:p text:style-name="P16">Le transfert bancaire se réalise.</text:p>
        </text:list-item>
        <text:list-item>
          <text:p text:style-name="P16">Le rang du sponsor est dévoilé au sponsor, et lui indique s’il figure parmi les Grands Sponsors.</text:p>
        </text:list-item>
      </text:list>
      <text:p text:style-name="Standard"/>
      <text:p text:style-name="Standard">Autres <text:span text:style-name="T9">scénarios </text:span>: </text:p>
      <text:p text:style-name="P3">1.a.<text:tab/>Nous ne sommes plus dans la phase de financement. </text:p>
      <text:p text:style-name="P3"><text:span text:style-name="T3">1.a.1<text:tab/></text:span>Un message est dévoilé au sponsor <text:span text:style-name="T3">pour le lui en avertir</text:span>.</text:p>
      <text:p text:style-name="P2">1.a.1<text:tab/>Le sponsor est invité à retourner sur la page d’accueil.</text:p>
      <text:p text:style-name="P2">4.a.<text:tab/>Les coordonnées bancaires comportent des erreurs.</text:p>
      <text:p text:style-name="P2">4.a.1<text:tab/>Le sponsor rentre ses coordonnées bancaires en les corrigeant.</text:p>
      <text:p text:style-name="P2">5.a.<text:tab/>Le transfert bancaire n’a pas abouti pour une raison externe au système décrit.</text:p>
      <text:p text:style-name="P2">5.a.1.<text:tab/>L’erreur est notifiée au sponsor.</text:p>
      <text:p text:style-name="P4">6.1<text:tab/>Le sponsor rentre parmi les 30 plus grands sponsors </text:p>
      <text:p text:style-name="P4">6.1.1<text:tab/>Un mail lui est envoyé pour lui confirmer sa position.</text:p>
      <text:p text:style-name="P2">6.1.2<text:tab/>Un mail est envoyé au 31<text:span text:style-name="T2">ème</text:span> sponsor pour lui indiquer qu’il ne fait plus parti des Grands Sponsors.</text:p>
      <text:p text:style-name="Standard"/>
      <text:p text:style-name="Standard"/>
      <text:p text:style-name="Standard"><text:span text:style-name="T1">Connaître rang</text:span></text:p>
      <text:p text:style-name="Standard"/>
      <text:p text:style-name="Standard">Niveau : Sous-fonction</text:p>
      <text:p text:style-name="Standard">But : Prendre connaissance du classement du financement du sponsor par rapport aux autres sponsors.</text:p>
      <text:p text:style-name="Standard">Acteur principal : Sponsor</text:p>
      <text:p text:style-name="Standard"/>
      <text:p text:style-name="Standard">Scénario : </text:p>
      <text:list xml:id="list5026386056653252945" text:style-name="WWNum8">
        <text:list-item>
          <text:p text:style-name="P17">Le sponsor prend connaissance de son rang par rapport aux autres utilisateurs.</text:p>
        </text:list-item>
      </text:list>
      <text:p text:style-name="Standard"/>
      <text:p text:style-name="Standard">Autre scénario<text:span text:style-name="T9">s</text:span> :</text:p>
      <text:p text:style-name="P5">2.1<text:tab/>Le sponsor augmente son financement pour être mieux classé.</text:p>
      <text:p text:style-name="P4">2.1.1<text:tab/>Si le sponsor rentre parmi les 30 plus grands sponsors, un mail lui est envoyé pour lui confirmer sa position.</text:p>
      <text:p text:style-name="P4">2.1.2<text:tab/>Si le sponsor rentre parmi les 30 plus grands sponsors, un mail est envoyé au 31<text:span text:style-name="T2">ème</text:span> sponsor pour lui indiquer qu’il ne fait plus parti des Grands Sponsors.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text:span text:style-name="T1">Augmenter financement</text:span></text:p>
      <text:p text:style-name="Standard"/>
      <text:p text:style-name="Standard">Niveau : But utilisateur</text:p>
      <text:p text:style-name="Standard">But : Augmenter l’argent déjà investi dans le projet</text:p>
      <text:p text:style-name="Standard">Acteur principal : Sponsor</text:p>
      <text:p text:style-name="Standard"/>
      <text:p text:style-name="Standard"><text:span text:style-name="T9">Scénarios </text:span>:</text:p>
      <text:list xml:id="list5078795536095999803" text:style-name="WWNum10">
        <text:list-item>
          <text:p text:style-name="P18">Le sponsor saisit le montant qu’il souhaite rajouter à celui déjà investi et clique sur payer.</text:p>
        </text:list-item>
        <text:list-item>
          <text:p text:style-name="P18">Le transfert bancaire se réalise.</text:p>
        </text:list-item>
        <text:list-item>
          <text:p text:style-name="P18">Le nouveau rang du sponsor lui est dévoilé.</text:p>
        </text:list-item>
      </text:list>
      <text:p text:style-name="P20"/>
      <text:p text:style-name="Standard">Autre <text:span text:style-name="T9">scénarios :</text:span></text:p>
      <text:p text:style-name="P6">3.a.<text:tab/>Le transfert bancaire n’a pas abouti pour une raison externe au système décrit.</text:p>
      <text:p text:style-name="P6">3.a.1<text:tab/>L’erreur est notifiée au sponsor.</text:p>
      <text:p text:style-name="P6">4.1<text:tab/><text:bookmark text:name="_GoBack"/>Le sponsor rentre parmi les 30 plus grands sponsors </text:p>
      <text:p text:style-name="P6">4.1.1<text:tab/>Un mail lui est envoyé pour lui confirmer sa position.</text:p>
      <text:list xml:id="list5045595424054580431" text:style-name="WWNum11">
        <text:list-item>
          <text:list>
            <text:list-item>
              <text:list>
                <text:list-item>
                  <text:p text:style-name="P19">Un mail est envoyé au 31<text:span text:style-name="T2">ème</text:span> sponsor pour lui indiquer qu’il ne fait plus parti des Grands Sponsors.</text:p>
                </text:list-item>
              </text:list>
            </text:list-item>
          </text:list>
        </text:list-item>
      </text:list>
      <text:p text:style-name="P6"/>
      <text:p text:style-name="P8"/>
      <text:p text:style-name="P9">Parcourir objets célestes</text:p>
      <text:p text:style-name="P9"><text:span text:style-name="T4"/></text:p>
      <text:p text:style-name="P9"><text:span text:style-name="T4">Niveau : sous-fonction</text:span></text:p>
      <text:p text:style-name="P9"><text:span text:style-name="T4">But : </text:span><text:span text:style-name="T5">Prendre connaissance des objets célestes pas encore nommé</text:span></text:p>
      <text:p text:style-name="P10"><text:span text:style-name="T4">Acteur principal : Internaute</text:span></text:p>
      <text:p text:style-name="P10"><text:span text:style-name="T4"/></text:p>
      <text:p text:style-name="P10"><text:span text:style-name="T4">S</text:span><text:span text:style-name="T7">cénarios </text:span><text:span text:style-name="T4">: </text:span></text:p>
      <text:p text:style-name="P10"><text:span text:style-name="T4">1.<text:tab/>L’internaute peut parcourir une liste d’objets célestes, avec une courte description de chacun d’entre eux.</text:span></text:p>
      <text:p text:style-name="P10"><text:span text:style-name="T4">2.<text:tab/>Il clique sur un objet céleste et une externe description complète se déroule.</text:span></text:p>
      <text:p text:style-name="P10"><text:span text:style-name="T4"/></text:p>
      <text:p text:style-name="P10"><text:span text:style-name="T4">Autre </text:span><text:span text:style-name="T7">scénarios </text:span><text:span text:style-name="T4">: </text:span></text:p>
      <text:p text:style-name="P10"><text:span text:style-name="T4">2.1<text:tab/>Il clique sur un objet céleste et une description complète se déroule sur la page.</text:span></text:p>
      <text:p text:style-name="P10"><text:span text:style-name="T4">2.2<text:tab/>Il clique sur acheter.</text:span></text:p>
      <text:p text:style-name="P10"><text:span text:style-name="T4">2.3<text:tab/>Il est renvoyé sur la page d’achat de l’objet céleste.</text:span></text:p>
      <text:p text:style-name="P10"><text:span text:style-name="T4"/></text:p>
      <text:p text:style-name="P10"><text:span text:style-name="T4"/></text:p>
      <text:p text:style-name="P10">Acheter surnom</text:p>
      <text:p text:style-name="P10"><text:span text:style-name="T4"/></text:p>
      <text:p text:style-name="P10"><text:span text:style-name="T4">Niveau : But utilisateur</text:span></text:p>
      <text:p text:style-name="P10"><text:span text:style-name="T4">But : Donner un surnom à un objet céleste</text:span></text:p>
      <text:p text:style-name="P10"><text:span text:style-name="T4">Acteur principal : Internaute</text:span></text:p>
      <text:p text:style-name="P11"><text:span text:style-name="T4"><text:s/></text:span></text:p>
      <text:p text:style-name="P10"><text:soft-page-break/><text:span text:style-name="T4"/></text:p>
      <text:p text:style-name="P10"><text:span text:style-name="T6">Scénarios </text:span><text:span text:style-name="T4">:</text:span></text:p>
      <text:p text:style-name="P10"><text:span text:style-name="T4">1.<text:tab/>L’internaute propose un surnom en le saisissant sur le système.</text:span></text:p>
      <text:p text:style-name="P10"><text:span text:style-name="T4">2.<text:tab/>Le moteur de recherche valide le surnom.</text:span></text:p>
      <text:p text:style-name="P10"><text:span text:style-name="T4">3.<text:tab/>L’internaute choisit de payer soit en carte bleue, soit en transfert bancaire.</text:span></text:p>
      <text:p text:style-name="P10"><text:span text:style-name="T4">4.<text:tab/>L’internaute rentre ses coordonnées bancaires en fonction de son choix.</text:span></text:p>
      <text:p text:style-name="P11"><text:span text:style-name="T4">5.<text:tab/>Le paiement est validé.</text:span></text:p>
      <text:p text:style-name="P11"><text:span text:style-name="T4">6.<text:tab/>Un mail est envoyé à l’internaute, lui confirmant l’attribution du surnom à l’objet céleste choisi.</text:span></text:p>
      <text:p text:style-name="P11"><text:span text:style-name="T4"/></text:p>
      <text:p text:style-name="P11"><text:span text:style-name="T4">Autres scénarios :</text:span></text:p>
      <text:p text:style-name="P11"><text:span text:style-name="T4">2.a<text:tab/>Le moteur de recherche invalide le surnom.</text:span></text:p>
      <text:p text:style-name="P11"><text:span text:style-name="T4">2.a.1<text:tab/>On lui indique la raison.</text:span></text:p>
      <text:p text:style-name="P11"><text:span text:style-name="T4">2.a.2<text:tab/>On lui propose de rentrer un autre surnom.</text:span></text:p>
      <text:p text:style-name="P11"><text:span text:style-name="T4">5.a.<text:tab/>L’internaute </text:span><text:span text:style-name="T7">a</text:span><text:span text:style-name="T4"> rentr</text:span><text:span text:style-name="T7">é</text:span><text:span text:style-name="T4"> de mauvaises informations bancaires.</text:span></text:p>
      <text:p text:style-name="P11"><text:span text:style-name="T4">5.a.1.<text:tab/>On lui demande de </text:span><text:span text:style-name="T7">rentrer les bonnes informations.</text:span></text:p>
      <text:p text:style-name="P12"><text:span text:style-name="T4">5.b<text:tab/>Le paiement est invalidé pour une raison externe au système décrit.</text:span></text:p>
      <text:p text:style-name="P12"><text:span text:style-name="T4">5.b.1<text:tab/>L’erreur est notifié à l’internaute.</text:span></text:p>
      <text:p text:style-name="P11"><text:span text:style-name="T4"/></text:p>
      <text:p text:style-name="P11"><text:span text:style-name="T4"/></text:p>
      <text:p text:style-name="P12">Valider surnom</text:p>
      <text:p text:style-name="P12"><text:span text:style-name="T4"/></text:p>
      <text:p text:style-name="P12"><text:span text:style-name="T4">Niveau : sous-fonction </text:span></text:p>
      <text:p text:style-name="P12"><text:span text:style-name="T4">But utilisateur : confirmer que l’on peut attribuer un surnom à un objet céleste choisi par un internaute.</text:span></text:p>
      <text:p text:style-name="P12"><text:span text:style-name="T4">Acteur principal : Moteur de recherche</text:span></text:p>
      <text:p text:style-name="P12"><text:span text:style-name="T4"/></text:p>
      <text:p text:style-name="P12"><text:span text:style-name="T4">Scénarios :</text:span></text:p>
      <text:p text:style-name="P12"><text:span text:style-name="T4">1.<text:tab/>Le moteur de recherche lance </text:span><text:span text:style-name="T8">la recherche à partir d’un surnom choisi par un internaute, sur la base de données des surnoms déjà pris.</text:span></text:p>
      <text:p text:style-name="P13"><text:span text:style-name="T8">2.<text:tab/></text:span><text:span text:style-name="T4">Le moteur de recherche ne trouve rien.</text:span></text:p>
      <text:p text:style-name="P13"><text:span text:style-name="T4">3.<text:tab/></text:span><text:span text:style-name="T7">Le moteur de recherche lance </text:span><text:span text:style-name="T4">la recherche à partir d’un surnom choisi par un internaute, sur la base de données des surnoms interdits selon les règles de nommage définit par l’ESA .</text:span></text:p>
      <text:p text:style-name="P13"><text:span text:style-name="T4">4.<text:tab/>Le moteur de recherche ne trouve rien.</text:span></text:p>
      <text:p text:style-name="P13"><text:span text:style-name="T4">5.<text:tab/>On notifie à l’internaute que le surnom est validé.</text:span></text:p>
      <text:p text:style-name="P13"><text:span text:style-name="T4"/></text:p>
      <text:p text:style-name="P13"><text:span text:style-name="T4"/></text:p>
      <text:p text:style-name="P13"><text:span text:style-name="T4">Autres scénarios : </text:span></text:p>
      <text:p text:style-name="P13"><text:span text:style-name="T4">2.a<text:tab/>Le surnom est déjà pris.</text:span></text:p>
      <text:p text:style-name="P13"><text:span text:style-name="T4">2.a.1 <text:tab/>On notifie à l’internaute que le surnom est déjà pris.</text:span></text:p>
      <text:p text:style-name="P13"><text:span text:style-name="T4">4.a<text:tab/>Le surnom est interdit.</text:span></text:p>
      <text:p text:style-name="P13"><text:span text:style-name="T4">4.a.1 <text:tab/>On notifie à l’internaute que le surnom est interdit selon les règles de nommage définit par l’ES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fr" fo:country="FR" style:letter-kerning="tru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8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2.5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1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1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7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7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4.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8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847cm" fo:margin-left="1.464cm"/>
        </style:list-level-properties>
      </text:list-level-style-number>
      <text:list-level-style-number text:level="3" style:num-format="1" text:start-value="2" text:display-levels="3">
        <style:list-level-properties text:list-level-position-and-space-mode="label-alignment">
          <style:list-level-label-alignment text:label-followed-by="listtab" fo:text-indent="-1.27cm" fo:margin-left="2.5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2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37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4.99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2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8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11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lane Ladjal</meta:initial-creator>
    <meta:editing-cycles>2</meta:editing-cycles>
    <meta:creation-date>2018-11-20T21:47:00</meta:creation-date>
    <dc:date>2018-11-21T16:20:59.192008620</dc:date>
    <meta:editing-duration>PT1H15M22S</meta:editing-duration>
    <meta:generator>LibreOffice/5.2.7.2$Linux_X86_64 LibreOffice_project/20m0$Build-2</meta:generator>
    <meta:document-statistic meta:table-count="0" meta:image-count="0" meta:object-count="0" meta:page-count="4" meta:paragraph-count="121" meta:word-count="1107" meta:character-count="6526" meta:non-whitespace-character-count="553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